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3.62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1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1" style:family="table-cell" style:parent-style-name="Default">
      <style:text-properties style:font-name="Calibri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1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/>
      <style:text-properties style:font-name="Calibri"/>
    </style:style>
    <style:style style:name="ce26" style:family="table-cell" style:parent-style-name="Default">
      <style:table-cell-properties fo:background-color="transparent"/>
      <style:text-properties style:font-name="Calibri"/>
    </style:style>
    <style:style style:name="ce27" style:family="table-cell" style:parent-style-name="Default">
      <style:table-cell-properties fo:background-color="transparent" fo:border="none"/>
      <style:text-properties style:font-name="Calibri"/>
    </style:style>
    <style:style style:name="ce28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31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3" style:family="table-cell" style:parent-style-name="Default" style:data-style-name="N0">
      <style:table-cell-properties fo:background-color="#ffff00" style:vertical-align="middle"/>
      <style:text-properties style:font-name="Calibri"/>
    </style:style>
    <style:style style:name="ce34" style:family="table-cell" style:parent-style-name="Default" style:data-style-name="N0">
      <style:table-cell-properties style:vertical-align="middle"/>
      <style:text-properties style:font-name="Calibri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6" style:family="table-cell" style:parent-style-name="Default" style:data-style-name="N0">
      <style:text-properties style:font-name="Calibri"/>
    </style:style>
    <style:style style:name="ce37" style:family="table-cell" style:parent-style-name="Default" style:data-style-name="N0">
      <style:table-cell-properties fo:background-color="#ffff00"/>
      <style:text-properties style:font-name="Calibri"/>
    </style:style>
    <style:style style:name="ce38" style:family="table-cell" style:parent-style-name="Default" style:data-style-name="N0">
      <style:table-cell-properties fo:background-color="transparent"/>
      <style:text-properties style:font-name="Calibri"/>
    </style:style>
    <style:style style:name="ce39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17"/>
        <table:table-column table:style-name="co5" table:default-cell-style-name="ce19"/>
        <table:table-column table:style-name="co6" table:number-columns-repeated="2" table:default-cell-style-name="ce21"/>
        <table:table-column table:style-name="co6" table:number-columns-repeated="3" table:default-cell-style-name="ce7"/>
        <table:table-column table:style-name="co6" table:default-cell-style-name="ce21"/>
        <table:table-column table:style-name="co7" table:default-cell-style-name="ce21"/>
        <table:table-column table:style-name="co8" table:default-cell-style-name="ce24"/>
        <table:table-column table:style-name="co6" table:default-cell-style-name="ce7"/>
        <table:table-column table:style-name="co9" table:default-cell-style-name="ce21"/>
        <table:table-column table:style-name="co10" table:default-cell-style-name="ce24"/>
        <table:table-column table:style-name="co11" table:default-cell-style-name="ce21"/>
        <table:table-column table:style-name="co12" table:default-cell-style-name="ce21"/>
        <table:table-column table:style-name="co13" table:default-cell-style-name="ce24"/>
        <table:table-column table:style-name="co14" table:default-cell-style-name="ce21"/>
        <table:table-column table:style-name="co15" table:default-cell-style-name="ce21"/>
        <table:table-column table:style-name="co16" table:number-columns-repeated="2" table:default-cell-style-name="ce21"/>
        <table:table-column table:style-name="co16" table:default-cell-style-name="ce24"/>
        <table:table-column table:style-name="co17" table:default-cell-style-name="ce24"/>
        <table:table-column table:style-name="co18" table:default-cell-style-name="ce21"/>
        <table:table-column table:style-name="co19" table:default-cell-style-name="ce17"/>
        <table:table-column table:style-name="co20" table:default-cell-style-name="ce21"/>
        <table:table-column table:style-name="co21" table:default-cell-style-name="ce17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2" table:number-columns-repeated="990" table:default-cell-style-name="ce31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5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24"/>
          <table:table-cell table:number-columns-repeated="2"/>
          <table:table-cell table:style-name="ce24"/>
          <table:table-cell table:number-columns-repeated="4"/>
          <table:table-cell table:style-name="ce29"/>
          <table:table-cell/>
          <table:table-cell table:style-name="ce31"/>
          <table:table-cell table:number-columns-repeated="997"/>
        </table:table-row>
        <table:table-row table:style-name="ro1">
          <table:table-cell table:style-name="ce2" table:formula="of:=SUM([.A69:.A101])" office:value-type="float" office:value="85" calcext:value-type="float">
            <text:p>85</text:p>
          </table:table-cell>
          <table:table-cell table:style-name="ce10" table:formula="of:=SUM([.B3:.B101])" office:value-type="float" office:value="1110.004" calcext:value-type="float">
            <text:p>1 110,00</text:p>
          </table:table-cell>
          <table:table-cell office:value-type="string" calcext:value-type="string">
            <text:p>Exemple Link</text:p>
          </table:table-cell>
          <table:table-cell table:style-name="ce15" office:value-type="string" calcext:value-type="string">
            <text:p>Item FoldaRapX – 1.0</text:p>
          </table:table-cell>
          <table:table-cell table:formula="of:=SUM([.E69:.E101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31"/>
          <table:table-cell table:number-columns-repeated="997"/>
        </table:table-row>
        <table:table-row table:style-name="ro1" table:number-rows-repeated="2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6" office:value-type="string" calcext:value-type="string">
            <text:p>Titan Aero</text:p>
          </table:table-cell>
          <table:table-cell table:formula="of:=SUM([.F5:.Z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6:.Z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x5 CHC</text:p>
          </table:table-cell>
          <table:table-cell table:formula="of:=SUM([.F7:.Z7])" office:value-type="float" office:value="63" calcext:value-type="float">
            <text:p>63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11" table:number-columns-repeated="3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11" table:number-columns-repeated="1011"/>
        </table:table-row>
        <table:table-row table:style-name="ro1">
          <table:table-cell table:style-name="ce4"/>
          <table:table-cell table:style-name="ce11"/>
          <table:table-cell table:style-name="ce4" office:value-type="string" calcext:value-type="string">
            <text:p>Fix-n-vis</text:p>
          </table:table-cell>
          <table:table-cell table:style-name="ce11" office:value-type="string" calcext:value-type="string">
            <text:p>M3 rondelle moyenne</text:p>
          </table:table-cell>
          <table:table-cell/>
          <table:table-cell table:style-name="ce4" table:number-columns-repeated="2"/>
          <table:table-cell table:style-name="ce11" table:number-columns-repeated="3"/>
          <table:table-cell table:style-name="ce4" table:number-columns-repeated="3"/>
          <table:table-cell table:style-name="ce11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style-name="ce30"/>
          <table:table-cell/>
          <table:table-cell table:style-name="ce32" table:number-columns-repeated="2"/>
          <table:table-cell/>
          <table:table-cell table:style-name="ce32"/>
          <table:table-cell table:style-name="ce17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6" office:value-type="string" calcext:value-type="string">
            <text:p>M3 écrou nylstop</text:p>
          </table:table-cell>
          <table:table-cell table:style-name="Default"/>
          <table:table-cell table:number-columns-repeated="21"/>
          <table:table-cell table:style-name="ce31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Motedis</text:p>
          </table:table-cell>
          <table:table-cell table:style-name="ce16" office:value-type="string" calcext:value-type="string">
            <text:p>Chaîne porte-câbles CK15</text:p>
          </table:table-cell>
          <table:table-cell table:formula="of:=SUM([.F13:.Z13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 table:number-columns-repeated="997"/>
        </table:table-row>
        <table:table-row table:style-name="ro2">
          <table:table-cell table:style-name="ce5"/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<text:a xlink:href="https://flex3drive.com/product/printbite/" xlink:type="simple">printbite</text:a></text:p>
          </table:table-cell>
          <table:table-cell table:style-name="ce18" office:value-type="string" calcext:value-type="string">
            <text:p>Plateau PrintBite 150x150mm</text:p>
          </table:table-cell>
          <table:table-cell table:style-name="ce20" table:formula="of:=SUM([.F14:.Z14])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 table:number-columns-repeated="3"/>
          <table:table-cell table:style-name="ce22" table:number-columns-repeated="2"/>
          <table:table-cell table:style-name="ce25"/>
          <table:table-cell table:style-name="ce23"/>
          <table:table-cell table:style-name="ce22"/>
          <table:table-cell table:style-name="ce25"/>
          <table:table-cell table:style-name="ce22" table:number-columns-repeated="2"/>
          <table:table-cell table:style-name="ce25"/>
          <table:table-cell table:style-name="ce22" table:number-columns-repeated="4"/>
          <table:table-cell table:style-name="ce25" table:number-columns-repeated="2"/>
          <table:table-cell table:style-name="ce22"/>
          <table:table-cell table:style-name="ce18"/>
          <table:table-cell table:style-name="ce22"/>
          <table:table-cell table:style-name="ce18"/>
          <table:table-cell table:style-name="ce33" table:number-columns-repeated="5"/>
          <table:table-cell table:style-name="ce37" table:number-columns-repeated="988"/>
          <table:table-cell table:style-name="ce39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6" office:value-type="string" calcext:value-type="string">
            <text:p>Duet3D wifi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1"/>
          <table:table-cell table:number-columns-repeated="997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6"/>
          <table:table-cell table:style-name="ce5"/>
          <table:table-cell table:style-name="ce18" office:value-type="string" calcext:value-type="string">
            <text:p>Micro interrupteur à levier</text:p>
          </table:table-cell>
          <table:table-cell table:style-name="ce20"/>
          <table:table-cell table:style-name="ce22" table:number-columns-repeated="2"/>
          <table:table-cell table:style-name="ce23" table:number-columns-repeated="3"/>
          <table:table-cell table:style-name="ce22" table:number-columns-repeated="2"/>
          <table:table-cell table:style-name="ce25"/>
          <table:table-cell table:style-name="ce23"/>
          <table:table-cell table:style-name="ce22"/>
          <table:table-cell table:style-name="ce25"/>
          <table:table-cell table:style-name="ce22" table:number-columns-repeated="2"/>
          <table:table-cell table:style-name="ce25"/>
          <table:table-cell table:style-name="ce22" table:number-columns-repeated="4"/>
          <table:table-cell table:style-name="ce25" table:number-columns-repeated="2"/>
          <table:table-cell table:style-name="ce22"/>
          <table:table-cell table:style-name="ce33"/>
          <table:table-cell table:style-name="ce22"/>
          <table:table-cell table:style-name="ce18"/>
          <table:table-cell table:style-name="ce33" table:number-columns-repeated="993"/>
          <table:table-cell table:style-name="ce39" table:number-columns-repeated="2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6" office:value-type="string" calcext:value-type="string">
            <text:p>Nema17 – 40mm 5:1 ratio gearbox 1.20A</text:p>
          </table:table-cell>
          <table:table-cell table:formula="of:=SUM([.F18:.Z1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19:.Z19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6" office:value-type="string" calcext:value-type="string">
            <text:p>Poulie GT2 belt6 - 4mm bore – 20 dents</text:p>
          </table:table-cell>
          <table:table-cell table:formula="of:=SUM([.F20:.Z20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6" office:value-type="string" calcext:value-type="string">
            <text:p>Poulie GT2 belt6 – 4mm bore – lisse</text:p>
          </table:table-cell>
          <table:table-cell table:formula="of:=SUM([.F21:.Z21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6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6" office:value-type="string" calcext:value-type="string">
            <text:p>Poulie GT2 belt6 – 5mm bore – 20 dents</text:p>
          </table:table-cell>
          <table:table-cell table:formula="of:=SUM([.F22:.Z22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6" office:value-type="string" calcext:value-type="string">
            <text:p>Poulie GT2 belt6 – 8mm bore – 20 dents</text:p>
          </table:table-cell>
          <table:table-cell table:formula="of:=SUM([.F23:.Z23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number-columns-repeated="16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6" office:value-type="string" calcext:value-type="string">
            <text:p>Axe poulie vis D4 L10</text:p>
          </table:table-cell>
          <table:table-cell table:formula="of:=SUM([.F24:.Z24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21"/>
          <table:table-cell office:value-type="float" office:value="24" calcext:value-type="float">
            <text:p>24</text:p>
          </table:table-cell>
          <table:table-cell table:number-columns-repeated="15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6" office:value-type="string" calcext:value-type="string">
            <text:p>Axe poulie vis D4 L20</text:p>
          </table:table-cell>
          <table:table-cell table:formula="of:=SUM([.F25:.Z25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number-columns-repeated="16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6" office:value-type="string" calcext:value-type="string">
            <text:p>Axe poulie vis D4 L25</text:p>
          </table:table-cell>
          <table:table-cell table:formula="of:=SUM([.F26:.Z26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6" office:value-type="string" calcext:value-type="string">
            <text:p>Bouton inter 19mm vert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6" office:value-type="string" calcext:value-type="string">
            <text:p>Z courroie GT2 6mm 1240mm</text:p>
          </table:table-cell>
          <table:table-cell table:formula="of:=SUM([.F28:.Z28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21" office:value-type="float" office:value="1.24" calcext:value-type="float">
            <text:p>1,24</text:p>
          </table:table-cell>
          <table:table-cell table:number-columns-repeated="16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6" office:value-type="string" calcext:value-type="string">
            <text:p>XY courroie GT2 6mm 1580mm</text:p>
          </table:table-cell>
          <table:table-cell table:formula="of:=SUM([.F29:.Z29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6" office:value-type="string" calcext:value-type="string">
            <text:p>623ZZ (3x10x4)</text:p>
          </table:table-cell>
          <table:table-cell table:formula="of:=SUM([.F30:.Z30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21" office:value-type="float" office:value="8" calcext:value-type="float">
            <text:p>8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6" office:value-type="string" calcext:value-type="string">
            <text:p>604zz (4x12x4)</text:p>
          </table:table-cell>
          <table:table-cell table:formula="of:=SUM([.F31:.Z31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21"/>
          <table:table-cell table:number-columns-repeated="13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6" office:value-type="string" calcext:value-type="string">
            <text:p>MGN9H – 250mm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6" office:value-type="string" calcext:value-type="string">
            <text:p>MGN9C – 200mm</text:p>
          </table:table-cell>
          <table:table-cell table:formula="of:=SUM([.F33:.Z33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34:.Z34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31"/>
          <table:table-cell/>
          <table:table-cell table:style-name="ce31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37:.Z3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38:.Z3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float" office:value="0.5" calcext:value-type="float">
            <text:p>0,5</text:p>
          </table:table-cell>
          <table:table-cell table:style-name="ce5" office:value-type="string" calcext:value-type="string">
            <text:p><text:a xlink:href="https://www.rs-particuliers.com/web/p/ressorts-de-compression/751483/" xlink:type="simple">RS</text:a></text:p>
          </table:table-cell>
          <table:table-cell table:style-name="ce18" office:value-type="string" calcext:value-type="string">
            <text:p>Ressort compression 751-483</text:p>
          </table:table-cell>
          <table:table-cell table:style-name="ce20" table:formula="of:=SUM([.F39:.Z39])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3" table:number-columns-repeated="3"/>
          <table:table-cell table:style-name="ce22" table:number-columns-repeated="2"/>
          <table:table-cell table:style-name="ce25"/>
          <table:table-cell table:style-name="ce23"/>
          <table:table-cell table:style-name="ce22"/>
          <table:table-cell table:style-name="ce25"/>
          <table:table-cell table:style-name="ce22" table:number-columns-repeated="2"/>
          <table:table-cell table:style-name="ce25"/>
          <table:table-cell table:style-name="ce22" table:number-columns-repeated="4"/>
          <table:table-cell table:style-name="ce25" table:number-columns-repeated="2"/>
          <table:table-cell table:style-name="ce22"/>
          <table:table-cell table:style-name="ce18"/>
          <table:table-cell table:style-name="ce22"/>
          <table:table-cell table:style-name="ce33" table:number-columns-repeated="994"/>
          <table:table-cell table:style-name="ce39" table:number-columns-repeated="2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Pièces 3D – PET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Butée-rail</text:p>
          </table:table-cell>
          <table:table-cell table:formula="of:=SUM([.F43:.Z43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Butée-rail-Y</text:p>
          </table:table-cell>
          <table:table-cell table:formula="of:=SUM([.F44:.Z44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Liaison-pivot-MGN9C</text:p>
          </table:table-cell>
          <table:table-cell table:formula="of:=SUM([.F45:.Z45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Liaison-pivot-MGN9C-courroie</text:p>
          </table:table-cell>
          <table:table-cell table:formula="of:=SUM([.F46:.Z4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Liaison-pivot-plaque</text:p>
          </table:table-cell>
          <table:table-cell table:formula="of:=SUM([.F47:.Z47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Hbot-B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Rondelle-ciseau (4x8x1)</text:p>
          </table:table-cell>
          <table:table-cell table:formula="of:=SUM([.F49:.Z49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Pièces 2D – Aluminium anodisé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Hbot-A 3mm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table:style-name="ce16" office:value-type="string" calcext:value-type="string">
            <text:p>Plaque supérieure 3mm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31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Plaque inférieure 3mm</text:p>
          </table:table-cell>
          <table:table-cell table:formula="of:=SUM([.F54:.Z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31"/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9"/>
          <table:table-cell office:value-type="string" calcext:value-type="string">
            <text:p>Plateau 3mm</text:p>
          </table:table-cell>
          <table:table-cell table:formula="of:=SUM([.F55:.Z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38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6" office:value-type="string" calcext:value-type="string">
            <text:p>Ciseau 4mm</text:p>
          </table:table-cell>
          <table:table-cell table:formula="of:=SUM([.F56:.Z56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1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6"/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6"/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6"/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6" office:value-type="string" calcext:value-type="string">
            <text:p>96.26€ HT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Options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6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21"/>
          <table:table-cell table:number-columns-repeated="16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6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21"/>
          <table:table-cell table:number-columns-repeated="16"/>
          <table:table-cell table:style-name="ce31"/>
          <table:table-cell table:number-columns-repeated="997"/>
        </table:table-row>
        <table:table-row table:style-name="ro3">
          <table:table-cell table:style-name="ce3"/>
          <table:table-cell table:style-name="ce3" office:value-type="float" office:value="0.264" calcext:value-type="float">
            <text:p>0,264</text:p>
          </table:table-cell>
          <table:table-cell table:style-name="ce13" office:value-type="string" calcext:value-type="string">
            <text:p><text:a xlink:href="https://www.motedis.fr/shop/Produits-semi-fini/Douille-de-distance/Acier-sans-filetage/Douille-de-distance-pour-vis-M3-avec-L%3D-10-mm::999995323.html" xlink:type="simple">Motedis</text:a></text:p>
          </table:table-cell>
          <table:table-cell table:style-name="ce16" office:value-type="string" calcext:value-type="string">
            <text:p>Entretoise pour vis M3, D5xL10</text:p>
          </table:table-cell>
          <table:table-cell table:number-columns-repeated="6"/>
          <table:table-cell table:style-name="Default"/>
          <table:table-cell table:number-columns-repeated="15"/>
          <table:table-cell table:style-name="ce31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5/Ball-Bearing-693,-694,-695,-696,-698" xlink:type="simple">Robotdigg</text:a></text:p>
          </table:table-cell>
          <table:table-cell table:style-name="ce16" office:value-type="string" calcext:value-type="string">
            <text:p>695zz (5x13x4)</text:p>
          </table:table-cell>
          <table:table-cell table:number-columns-repeated="6"/>
          <table:table-cell table:style-name="Default"/>
          <table:table-cell table:number-columns-repeated="15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6"/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5" office:value-type="string" calcext:value-type="string">
            <text:p>FoldaRap 4.0 traces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/>
          <table:table-cell table:style-name="ce13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69:.Z69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/>
          <table:table-cell table:style-name="ce31"/>
          <table:table-cell table:style-name="ce32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70:.Z70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style-name="ce30"/>
          <table:table-cell/>
          <table:table-cell table:style-name="ce32" table:number-columns-repeated="2"/>
          <table:table-cell/>
          <table:table-cell table:style-name="ce32"/>
          <table:table-cell table:style-name="ce17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71:.Z71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style-name="ce31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72:.Z72])" office:value-type="float" office:value="0" calcext:value-type="float">
            <text:p>0</text:p>
          </table:table-cell>
          <table:table-cell table:number-columns-repeated="24"/>
          <table:table-cell table:style-name="ce32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3"/>
          <table:table-cell table:style-name="ce31"/>
          <table:table-cell table:style-name="ce32"/>
          <table:table-cell table:style-name="ce17"/>
          <table:table-cell table:number-columns-repeated="3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/>
          <table:table-cell table:style-name="ce32"/>
          <table:table-cell table:style-name="ce17" table:number-columns-repeated="2"/>
          <table:table-cell table:number-columns-repeated="2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20"/>
          <table:table-cell table:style-name="ce30"/>
          <table:table-cell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76:.Z76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style-name="ce30"/>
          <table:table-cell table:style-name="ce32"/>
          <table:table-cell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77:.Z77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 table:number-columns-repeated="7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79:.Z79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81:.Z81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82:.Z82])" office:value-type="float" office:value="0" calcext:value-type="float">
            <text:p>0</text:p>
          </table:table-cell>
          <table:table-cell table:number-columns-repeated="21"/>
          <table:table-cell table:style-name="ce32"/>
          <table:table-cell/>
          <table:table-cell table:style-name="ce31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84:.Z84])" office:value-type="float" office:value="0" calcext:value-type="float">
            <text:p>0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85:.Z85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/>
          <table:table-cell table:style-name="ce31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87:.Z87])" office:value-type="float" office:value="0" calcext:value-type="float">
            <text:p>0</text:p>
          </table:table-cell>
          <table:table-cell table:number-columns-repeated="22"/>
          <table:table-cell table:style-name="ce35"/>
          <table:table-cell table:style-name="ce31"/>
          <table:table-cell table:number-columns-repeated="995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8:.Z88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89:.Z89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90:.Z9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91:.Z91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/>
          <table:table-cell table:style-name="ce31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92:.Z92])" office:value-type="float" office:value="0" calcext:value-type="float">
            <text:p>0</text:p>
          </table:table-cell>
          <table:table-cell table:number-columns-repeated="21"/>
          <table:table-cell table:style-name="ce31"/>
          <table:table-cell table:number-columns-repeated="997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31"/>
          <table:table-cell table:number-columns-repeated="997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95:.Z9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96:.Z9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7:.Z9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8:.Z98])" office:value-type="float" office:value="0" calcext:value-type="float">
            <text:p>0</text:p>
          </table:table-cell>
          <table:table-cell table:number-columns-repeated="11"/>
          <table:table-cell table:style-name="ce26" table:number-columns-repeated="2"/>
          <table:table-cell table:style-name="ce27"/>
          <table:table-cell table:number-columns-repeated="7"/>
          <table:table-cell table:style-name="ce34"/>
          <table:table-cell table:style-name="ce30"/>
          <table:table-cell table:style-name="ce34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100:.Z10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0"/>
          <table:table-cell table:number-columns-repeated="996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8"/>
          <table:table-cell/>
          <table:table-cell table:style-name="ce8"/>
          <table:table-cell table:number-columns-repeated="31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31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28"/>
          <table:table-cell table:number-columns-repeated="3"/>
          <table:table-cell table:style-name="ce30"/>
          <table:table-cell table:number-columns-repeated="6"/>
          <table:table-cell table:style-name="ce3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21"/>
          <table:table-cell/>
          <table:table-cell table:style-name="ce31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31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51/24V-10A-AC/DC-Adapter-Power-Supply" xlink:type="simple">Robotdigg</text:a></text:p>
          </table:table-cell>
          <table:table-cell office:value-type="string" calcext:value-type="string">
            <text:p>alim externe 24v 240W</text:p>
          </table:table-cell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3:51:23.5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3-18T13:53:26.164000000</dc:date>
    <meta:print-date>2015-08-14T12:58:27Z</meta:print-date>
    <meta:editing-duration>P2DT9H3M7S</meta:editing-duration>
    <meta:editing-cycles>180</meta:editing-cycles>
    <meta:document-statistic meta:table-count="1" meta:cell-count="431" meta:object-count="0"/>
  </office:meta>
</office:document-meta>
</file>